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763b46"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a6a28" officeooo:paragraph-rsid="016d253d"/>
    </style:style>
    <style:style style:name="P12" style:family="paragraph" style:parent-style-name="Text_20_body">
      <style:text-properties officeooo:rsid="007730a7" officeooo:paragraph-rsid="016d253d"/>
    </style:style>
    <style:style style:name="P13" style:family="paragraph" style:parent-style-name="Text_20_body">
      <style:text-properties officeooo:rsid="006ec967" officeooo:paragraph-rsid="016d253d"/>
    </style:style>
    <style:style style:name="P14" style:family="paragraph" style:parent-style-name="Text_20_body">
      <style:text-properties officeooo:rsid="00568acf" officeooo:paragraph-rsid="016d253d"/>
    </style:style>
    <style:style style:name="P15" style:family="paragraph" style:parent-style-name="Text_20_body">
      <style:text-properties officeooo:rsid="00626449" officeooo:paragraph-rsid="016d253d"/>
    </style:style>
    <style:style style:name="P16" style:family="paragraph" style:parent-style-name="Text_20_body">
      <style:text-properties officeooo:paragraph-rsid="016d253d"/>
    </style:style>
    <style:style style:name="P17" style:family="paragraph" style:parent-style-name="Text_20_body">
      <style:paragraph-properties fo:text-align="end" style:justify-single-word="false"/>
      <style:text-properties officeooo:rsid="016ecd4c" officeooo:paragraph-rsid="016ecd4c"/>
    </style:style>
    <style:style style:name="P18" style:family="paragraph" style:parent-style-name="Text_20_body">
      <style:text-properties officeooo:paragraph-rsid="016f8b5e"/>
    </style:style>
    <style:style style:name="P19" style:family="paragraph" style:parent-style-name="Text_20_body">
      <style:text-properties officeooo:rsid="01730a17" officeooo:paragraph-rsid="01730a17"/>
    </style:style>
    <style:style style:name="P20" style:family="paragraph" style:parent-style-name="Text_20_body">
      <style:text-properties officeooo:rsid="017402c1" officeooo:paragraph-rsid="017402c1"/>
    </style:style>
    <style:style style:name="P21" style:family="paragraph" style:parent-style-name="Text_20_body">
      <style:text-properties officeooo:paragraph-rsid="01763b46"/>
    </style:style>
    <style:style style:name="P22" style:family="paragraph" style:parent-style-name="Text_20_body">
      <style:text-properties officeooo:rsid="01763b46" officeooo:paragraph-rsid="01763b46"/>
    </style:style>
    <style:style style:name="P23" style:family="paragraph" style:parent-style-name="Text_20_body">
      <style:text-properties officeooo:rsid="0176fe1a" officeooo:paragraph-rsid="0176fe1a"/>
    </style:style>
    <style:style style:name="P24" style:family="paragraph" style:parent-style-name="Text_20_body">
      <style:text-properties officeooo:rsid="01797ee9" officeooo:paragraph-rsid="01797ee9"/>
    </style:style>
    <style:style style:name="P25" style:family="paragraph" style:parent-style-name="Text_20_body">
      <style:text-properties officeooo:rsid="01801819" officeooo:paragraph-rsid="01801819"/>
    </style:style>
    <style:style style:name="P26" style:family="paragraph" style:parent-style-name="Text_20_body">
      <style:text-properties officeooo:rsid="018bd937" officeooo:paragraph-rsid="018bd937"/>
    </style:style>
    <style:style style:name="P27" style:family="paragraph" style:parent-style-name="Text_20_body">
      <style:text-properties officeooo:rsid="01a0a7e2" officeooo:paragraph-rsid="01a0a7e2"/>
    </style:style>
    <style:style style:name="P28" style:family="paragraph" style:parent-style-name="Title">
      <style:text-properties officeooo:rsid="016d3930" officeooo:paragraph-rsid="016d3930"/>
    </style:style>
    <style:style style:name="P29" style:family="paragraph" style:parent-style-name="Text_20_body" style:list-style-name="L1">
      <style:text-properties officeooo:rsid="00585d78" officeooo:paragraph-rsid="016d253d"/>
    </style:style>
    <style:style style:name="P30" style:family="paragraph" style:parent-style-name="Text_20_body" style:list-style-name="L1">
      <style:text-properties officeooo:rsid="005c7b5a" officeooo:paragraph-rsid="016d253d"/>
    </style:style>
    <style:style style:name="P31" style:family="paragraph" style:parent-style-name="Text_20_body" style:list-style-name="L1">
      <style:text-properties officeooo:rsid="00568acf" officeooo:paragraph-rsid="016d253d"/>
    </style:style>
    <style:style style:name="P32" style:family="paragraph" style:parent-style-name="Text_20_body" style:list-style-name="L1">
      <style:text-properties officeooo:rsid="005b1744" officeooo:paragraph-rsid="016d253d"/>
    </style:style>
    <style:style style:name="P33" style:family="paragraph" style:parent-style-name="Text_20_body" style:list-style-name="L1">
      <style:text-properties officeooo:rsid="005b37b7" officeooo:paragraph-rsid="016d253d"/>
    </style:style>
    <style:style style:name="P34" style:family="paragraph" style:parent-style-name="Text_20_body">
      <style:text-properties officeooo:rsid="01a5537d" officeooo:paragraph-rsid="01a5537d"/>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a71fc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Obraz4" text:anchor-type="paragraph" svg:x="14.944cm" svg:y="-0.289cm" svg:width="2cm" svg:height="1.55cm" draw:z-index="0"><draw:image xlink:href="../../logotypes/1.sv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6"/>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6"/>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11">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6"/>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2">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6"/>
      <text:p text:style-name="P4">Deleted files are permanently gone, how would that be done? In comparison to saving file history...</text:p>
      <text:p text:style-name="P13">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6"/>
      <text:p text:style-name="P4">Legal questions, may use of the program encounter difficulties with existing laws in some countries? </text:p>
      <text:p text:style-name="P14">Depending on <text:span text:style-name="T19">your country of residence, you may be:</text:span></text:p>
      <text:list xml:id="list2820536221496179321" text:style-name="L1">
        <text:list-item>
          <text:p text:style-name="P29">forbidden from using cryptographic products in general</text:p>
        </text:list-item>
        <text:list-item>
          <text:p text:style-name="P30">required to get license or send notification before import<text:span text:style-name="T20">ing</text:span> (Russia)</text:p>
        </text:list-item>
        <text:list-item>
          <text:p text:style-name="P31">required to disclose cryptographic keys to authorities in advance (Russia)</text:p>
        </text:list-item>
        <text:list-item>
          <text:p text:style-name="P32">asked to decrypt your laptop contents (crossing US border)</text:p>
        </text:list-item>
        <text:list-item>
          <text:p text:style-name="P31">asked if you have any other undisclosed encrypted partitions (crossing US border)</text:p>
        </text:list-item>
        <text:list-item>
          <text:p text:style-name="P33">subpoenaed <text:span text:style-name="T21">to produce </text:span>keys or <text:span text:style-name="T21">de</text:span>crypted data <text:span text:style-name="T21">itself</text:span></text:p>
        </text:list-item>
        <text:list-item>
          <text:p text:style-name="P33">jailed for long time or until your produce encryption keys <text:span text:style-name="T22">(US and UK)</text:span></text:p>
        </text:list-item>
      </text:list>
      <text:p text:style-name="P15">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1"/>
      <text:p text:style-name="P17">asked by Steven Balderrama</text:p>
      <text:p text:style-name="P17">recorded on 2015-08-14</text:p>
      <text:p text:style-name="Text_20_body"/>
      <text:p text:style-name="P5">On mission document, page 3, I found top 3 things what lacks today in a filesystem: versioning, secure deletion and disk utilisation. </text:p>
      <text:p text:style-name="P24">There are also other features but <text:span text:style-name="T29">some are so specialized that clearly there will be not many people that will have a use for them. This project aims to deliver a versatile filesystem that will be useful to everybody. </text:span></text:p>
      <text:p text:style-name="P18"/>
      <text:p text:style-name="P19"><text:span text:style-name="T28">B</text:span><text:span text:style-name="T27">ut selective compressioning is great. Some files should not be compressed for performance. </text:span></text:p>
      <text:p text:style-name="P25">Some files are almost impossible to compress, audio video formats are a good example. However neither performance or disk utilisation have to be negatively impacted <text:span text:style-name="T30">by compression. Methods of compression like gzip are meant to achieve high utilisation with little regard for performance. There are other, less efficient, methods that are many times faster than hard disks. Snappy for example can compress ~250 MB/s and decompress ~500 MB/s per core at it's slowest while a hard disk can sustain ~120 MB/s transfer. Therefore processor load should be fractional and not impact user experience. </text:span></text:p>
      <text:p text:style-name="P19"/>
      <text:p text:style-name="P6">And yes, versioning. How many times I have seen this, especially programmers who do not utilize software versioning. I have seen it even at my work now. Version control, is that what you mean? </text:p>
      <text:p text:style-name="P26">There are two features that may be used to revert changes. <text:span text:style-name="T31">Snapshots is a feature that saves state at explicitly chosen points in time, allowing to revert only to states that have been recognized in advance. This is the model of how version control software works. Commits are then the equivalent of snapshots. So this was the first feature. Continuous </text:span><text:soft-page-break/><text:span text:style-name="T31">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0"/>
      <text:p text:style-name="P7">We sorta talked about performance. Since there is compression and encryption, how will that not hinder performance? </text:p>
      <text:p text:style-name="P27">Compare throughput of modern hard disks to throughput of modern processors. Hard disks can sustain ~120 MB/s. Compression like Snappy can handle ~250 MB/s per core easily. Encryption using Salsa20 can handle <text:span text:style-name="T32">~400 MB/s per core. You can see that all of the above can be achieved at a fraction of CPU load. </text:span></text:p>
      <text:p text:style-name="P22"/>
      <text:p text:style-name="P8">What file types can Cameleonica be used on? Any file types, certain ones?</text:p>
      <text:p text:style-name="P34">Please refer to previous question. These statistics refer to worst case performance on a fairly modern CPU. <text:span text:style-name="T33">There should be no file type that gets processed significantly slower than the baseline, with some being processed faster. </text:span></text:p>
      <text:p text:style-name="P23"/>
      <text:p text:style-name="P8">Lastly, you said about having it's own type of recovery. Explain in detail how it will recover or roll back.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6T15:15:09.182410128">2015-08-16</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4H42M12S</meta:editing-duration>
    <meta:editing-cycles>56</meta:editing-cycles>
    <meta:generator>LibreOffice/4.2.8.2$Linux_X86_64 LibreOffice_project/420m0$Build-2</meta:generator>
    <dc:date>2015-08-16T15:15:08.953526336</dc:date>
    <meta:document-statistic meta:table-count="0" meta:image-count="1" meta:object-count="0" meta:page-count="3" meta:paragraph-count="36" meta:word-count="1198" meta:character-count="7256" meta:non-whitespace-character-count="6081"/>
  </office:meta>
</office:document-meta>
</file>